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lderAdapter.expu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New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close( boolean expu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appendMessages( Message [ ] ms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removeMessageCountListener( MessageCount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wrapFolders( Folder [ ] fol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lderAdapter.FolderAdapter(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search( SearchTerm term , Message [ ] ms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listSubscri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isSubscri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Full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lderAdapter.getPermanen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renameTo( Folder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open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addFolderListener( Folder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copyMessages( Message [ ] msgs ,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setFlags( int start , int end , Flags flag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setSubscribed( boolean subscrib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addMessageChangedListener( MessageChanged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Messages(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Fol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list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addConnectionListener( Connectio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UR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Message( int msg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hasNew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creat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removeFolderListener( Folder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setFlags( int [ ] msgnums , Flags flag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listSubscribed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Deleted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search( Search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delete( boolean recu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fetch( Message [ ] msgs , FetchProfile f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setFlags( Message [ ] msgs , Flags flag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removeMessageChangedListener( MessageChanged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Unread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removeConnectionListener( Connectio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addMessageCountListener( MessageCount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Messages( int [ ] msgnu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wrapFolder(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Adapt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